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6.455833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6.82625cm"/>
    </style:style>
    <style:style style:name="co9" style:family="table-column">
      <style:table-column-properties fo:break-before="auto" style:column-width="0.79375cm"/>
    </style:style>
    <style:style style:name="co10" style:family="table-column">
      <style:table-column-properties fo:break-before="auto" style:column-width="6.93208333333333cm"/>
    </style:style>
    <style:style style:name="co11" style:family="table-column">
      <style:table-column-properties fo:break-before="auto" style:column-width="4.577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3:.$C$56])" table:base-cell-address="Hoja1.C4">
          <table:help-message table:display="true"/>
          <table:error-message table:display="true"/>
        </table:content-validation>
        <table:content-validation table:name="val2" table:condition="of:cell-content-is-in-list([.$C$4:.$C$56])" table:base-cell-address="Hoja1.I5">
          <table:help-message table:display="true"/>
          <table:error-message table:display="true"/>
        </table:content-validation>
        <table:content-validation table:name="val3" table:condition="of:cell-content-is-in-list([.$D$4:.$D$9])" table:base-cell-address="Hoja1.H5">
          <table:help-message table:display="true"/>
          <table:error-message table:display="true"/>
        </table:content-validation>
      </table:content-validations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visibility="collapse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CATEGORIAS</text:p>
          </table:table-cell>
          <table:table-cell office:value-type="string" table:style-name="ce2">
            <text:p>PRECIO</text:p>
          </table:table-cell>
          <table:table-cell table:style-name="ce1"/>
          <table:table-cell table:style-name="ce10"/>
          <table:table-cell office:value-type="string" table:number-columns-spanned="5" table:number-rows-spanned="1" table:style-name="ce11">
            <text:p>CADA AI ESTA FORMADA POR</text:p>
          </table:table-cell>
          <table:covered-table-cell table:number-columns-repeated="4"/>
          <table:table-cell table:style-name="ce3"/>
          <table:table-cell table:number-columns-repeated="16372" table:style-name="ce1"/>
        </table:table-row>
        <table:table-row table:style-name="ro3">
          <table:table-cell table:number-columns-repeated="2"/>
          <table:table-cell office:value-type="string" table:content-validation-name="val1" table:style-name="ce1">
            <text:p>Redes Sociales, Marketing, SEO</text:p>
          </table:table-cell>
          <table:table-cell office:value-type="string" table:style-name="ce1">
            <text:p>Todas</text:p>
          </table:table-cell>
          <table:table-cell table:style-name="ce1"/>
          <table:table-cell table:style-name="ce10"/>
          <table:table-cell office:value-type="string" table:style-name="ce7">
            <text:p>NOMBRE</text:p>
          </table:table-cell>
          <table:table-cell office:value-type="string" table:style-name="ce7">
            <text:p>PRECIO</text:p>
          </table:table-cell>
          <table:table-cell office:value-type="string" table:style-name="ce7">
            <text:p>CATEGORIA</text:p>
          </table:table-cell>
          <table:table-cell table:style-name="ce7"/>
          <table:table-cell office:value-type="string" table:style-name="ce7">
            <text:p>DESCRIPCIÓN</text:p>
          </table:table-cell>
          <table:table-cell office:value-type="string" table:style-name="ce7">
            <text:p>COMENTARIOS</text:p>
          </table:table-cell>
          <table:table-cell table:number-columns-repeated="16372" table:style-name="ce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Fotos, Arte, Avatar</text:p>
          </table:table-cell>
          <table:table-cell office:value-type="string" table:style-name="ce1">
            <text:p>Gratis</text:p>
          </table:table-cell>
          <table:table-cell table:style-name="ce1"/>
          <table:table-cell table:style-name="ce10"/>
          <table:table-cell office:value-type="string" table:style-name="ce8">
            <text:p>Namecheap Logo Maker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style-name="ce8"/>
          <table:table-cell office:value-type="string" table:style-name="ce8">
            <text:p>Obtén cientos de logotipos y respuestas para descargar totalmente gratis.</text:p>
          </table:table-cell>
          <table:table-cell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Textos, Emails, Escrito</text:p>
          </table:table-cell>
          <table:table-cell office:value-type="string" table:style-name="ce1">
            <text:p>Freemium</text:p>
          </table:table-cell>
          <table:table-cell table:style-name="ce1"/>
          <table:table-cell table:style-name="ce10"/>
          <table:table-cell office:value-type="string" table:style-name="ce8">
            <text:p>AI Socail BIO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style-name="ce8"/>
          <table:table-cell office:value-type="string" table:style-name="ce8">
            <text:p>Puede ingresar el nombre de su empresa y le generarà tarjeta de vacaciones con todos los detalles que se le den</text:p>
          </table:table-cell>
          <table:table-cell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Diseño, Logos, 3D</text:p>
          </table:table-cell>
          <table:table-cell office:value-type="string" table:style-name="ce1">
            <text:p>Free-Trial</text:p>
          </table:table-cell>
          <table:table-cell table:style-name="ce1"/>
          <table:table-cell table:style-name="ce10"/>
          <table:table-cell office:value-type="string" table:style-name="ce8">
            <text:p>Blog NLP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style-name="ce8"/>
          <table:table-cell office:value-type="string" table:style-name="ce8">
            <text:p>El software basado en IA, Sketch AI, permite a los usuarios crear impresionantes obras de arte con la ayuda de potentes herramientas, importar y exportar sus dibujos favoritos y transformar su arte en cualquier medio o estilo.</text:p>
          </table:table-cell>
          <table:table-cell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Música, Audio, Voz</text:p>
          </table:table-cell>
          <table:table-cell office:value-type="string" table:style-name="ce1">
            <text:p>Pago</text:p>
          </table:table-cell>
          <table:table-cell table:style-name="ce1"/>
          <table:table-cell table:style-name="ce10"/>
          <table:table-cell office:value-type="string" table:style-name="ce8">
            <text:p>Comment analyzer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Video</text:p>
          </table:table-cell>
          <table:table-cell office:value-type="string" table:style-name="ce1">
            <text:p>Lista de Espera</text:p>
          </table:table-cell>
          <table:table-cell table:style-name="ce1"/>
          <table:table-cell table:style-name="ce10"/>
          <table:table-cell office:value-type="string" table:style-name="ce8">
            <text:p>Copyleaks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Buscador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CrowdView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Asistente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EvelynAI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Automatización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GPT twin-bot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Programación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Graham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Divertido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Harpa.ai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Gaming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LiveAI Bot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Inmobiliaria/Arquitectura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LunchBox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Productividad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Maester.app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Texto a Voz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MarbleFlows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Bot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Namelix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Influencers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Ogen AI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SEO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OpenAI Text Classifier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Generador de imágenes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Optimo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Web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Photor AI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Legal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Piggy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Atención al Cliente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Piggy To<text:s/>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Amazon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Pixelhunder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Investigación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QuickReply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Metaverso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SamurAI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Finanzas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Skim It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Diapositivas y presentaciones<text:s/>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Text Generador Plugin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API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ThumnailsAi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3D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TinyWow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Logos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TTSLabs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Avatar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TwitterBio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Redes Sociales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Usetwain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Organización<text:s/></text:p>
          </table:table-cell>
          <table:table-cell table:number-columns-repeated="2" table:style-name="ce1"/>
          <table:table-cell table:style-name="ce10"/>
          <table:table-cell office:value-type="string" table:style-name="ce8">
            <text:p>Viral Post Generator</text:p>
          </table:table-cell>
          <table:table-cell office:value-type="string" table:content-validation-name="val3" table:style-name="ce8">
            <text:p>Gratis</text:p>
          </table:table-cell>
          <table:table-cell office:value-type="string" table:content-validation-name="val2" table:style-name="ce8">
            <text:p>Redes Sociales, Marketing, SEO</text:p>
          </table:table-cell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Recursos</text:p>
          </table:table-cell>
          <table:table-cell table:number-columns-repeated="2" table:style-name="ce1"/>
          <table:table-cell table:style-name="ce10"/>
          <table:table-cell table:style-name="ce8"/>
          <table:table-cell table:content-validation-name="val3" table:style-name="ce8"/>
          <table:table-cell table:content-validation-name="val2" table:style-name="ce8"/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Podcast</text:p>
          </table:table-cell>
          <table:table-cell table:number-columns-repeated="3" table:style-name="ce1"/>
          <table:table-cell table:style-name="ce8"/>
          <table:table-cell table:content-validation-name="val3" table:style-name="ce8"/>
          <table:table-cell table:content-validation-name="val2" table:style-name="ce8"/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4">
          <table:table-cell table:number-columns-repeated="2"/>
          <table:table-cell office:value-type="string" table:content-validation-name="val1" table:style-name="ce1">
            <text:p>Análisis de Datos</text:p>
          </table:table-cell>
          <table:table-cell table:number-columns-repeated="3" table:style-name="ce1"/>
          <table:table-cell table:style-name="ce9"/>
          <table:table-cell table:content-validation-name="val3" table:style-name="ce8"/>
          <table:table-cell table:content-validation-name="val2" table:style-name="ce8"/>
          <table:table-cell table:number-columns-repeated="3" table:style-name="ce8"/>
          <table:table-cell table:style-name="ce4"/>
          <table:table-cell table:number-columns-repeated="1637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Prompt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GitHub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GPT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Planificador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Regalo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SQL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Copywriting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Recursos Humano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salud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Tatto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Fashion y Mo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Startup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Educació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E-Commerc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Exce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Texto a Vide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content-validation-name="val1" table:style-name="ce1">
            <text:p>Voz a Texto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Kiril Kamenov</meta:initial-creator>
    <dc:creator>Kiril Kamenov</dc:creator>
    <meta:creation-date>2023-04-27T14:45:21Z</meta:creation-date>
    <dc:date>2023-04-27T21:17:14Z</dc:date>
  </office:meta>
</office:document-meta>
</file>